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 officeooo:paragraph-rsid="001cb3e0"/>
    </style:style>
    <style:style style:name="P2" style:family="paragraph" style:parent-style-name="List_20_Contents">
      <style:paragraph-properties fo:margin-left="0cm" fo:margin-right="0cm" fo:orphans="2" fo:widows="2" fo:text-indent="0cm" style:auto-text-indent="false"/>
      <style:text-properties officeooo:paragraph-rsid="001ca3a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 officeooo:paragraph-rsid="0019e8c9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 officeooo:paragraph-rsid="001cb3e0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 officeooo:paragraph-rsid="001d795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 officeooo:paragraph-rsid="00222f63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 officeooo:paragraph-rsid="001cb3e0" style:font-weight-asian="normal" style:font-weight-complex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 officeooo:paragraph-rsid="0024da7d" style:font-weight-asian="normal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normal" officeooo:rsid="001e0c04" officeooo:paragraph-rsid="001e0c04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pple-system" fo:font-size="10.5pt" fo:letter-spacing="normal" fo:font-style="normal" fo:font-weight="bold" officeooo:rsid="00265c7d" officeooo:paragraph-rsid="00265c7d" style:font-weight-asian="bold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7950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b3e0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265c7d" style:font-weight-asian="bold" style:font-weight-complex="bold"/>
    </style:style>
    <style:style style:name="T4" style:family="text">
      <style:text-properties fo:color="#000000" style:font-weight-asian="normal" style:font-weight-complex="normal"/>
    </style:style>
    <style:style style:name="T5" style:family="text">
      <style:text-properties fo:font-variant="normal" fo:text-transform="none" fo:color="#242424" style:font-name="apple-system" fo:font-size="10.5pt" fo:letter-spacing="normal" fo:font-style="normal" fo:font-weight="normal"/>
    </style:style>
    <style:style style:name="T6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7" style:family="text">
      <style:text-properties fo:font-variant="normal" fo:text-transform="none" style:font-name="apple-system" fo:font-size="10.5pt" fo:letter-spacing="normal" fo:font-style="normal" fo:font-weight="normal" officeooo:rsid="00265c7d"/>
    </style:style>
    <style:style style:name="T8" style:family="text">
      <style:text-properties fo:font-variant="normal" fo:text-transform="none" style:font-name="apple-system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style:font-name="apple-system" fo:font-size="10.5pt" fo:letter-spacing="normal" fo:font-style="normal" fo:font-weight="bold" officeooo:rsid="00265c7d" style:font-weight-asian="bold" style:font-weight-complex="bold"/>
    </style:style>
    <style:style style:name="T10" style:family="text">
      <style:text-properties fo:font-variant="normal" fo:text-transform="none" fo:color="#000000" style:font-name="apple-system" fo:font-size="10.5pt" fo:letter-spacing="normal" fo:font-style="normal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65c7d" style:font-weight-asian="bold" style:font-weight-complex="bold"/>
    </style:style>
    <style:style style:name="T13" style:family="text">
      <style:text-properties officeooo:rsid="00222f63"/>
    </style:style>
    <style:style style:name="T14" style:family="text">
      <style:text-properties officeooo:rsid="00265c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riggers:</text:span></text:p>
      <text:p text:style-name="P4"><text:line-break/><text:span text:style-name="T14">1.</text:span><text:span text:style-name="T2">Create a table DebitCard - id, token, date of expiry, status</text:span></text:p>
      <text:p text:style-name="P4"><text:span text:style-name="T1"><text:s/></text:span></text:p>
      <text:p text:style-name="P9"><text:span text:style-name="T1">postgres=#create table debit_card(id int primary key,token varchar(20),date_of_expiry date,status varchar(20));</text:span></text:p>
      <text:p text:style-name="P4">CREATE TABLE<text:line-break/><text:span text:style-name="T14">2.</text:span><text:span text:style-name="T2">When a new debit card inserted update the status column in table as follows</text:span><text:span text:style-name="T11"><text:line-break/></text:span><text:span text:style-name="T2">if Date of Expiry is greater than current date then the status should be "ACTIVE"</text:span><text:span text:style-name="T11"><text:line-break/></text:span><text:span text:style-name="T2">if Date of Expiry is less than or equal to current date then the status should be "INACTIVE"</text:span></text:p>
      <text:p text:style-name="P4"><text:span text:style-name="T2"/></text:p>
      <text:p text:style-name="P1"><text:span text:style-name="T4">students=# create function status_update()</text:span></text:p>
      <text:p text:style-name="P1"><text:span text:style-name="T4">students-# returns trigger as</text:span></text:p>
      <text:p text:style-name="P1"><text:span text:style-name="T4">students-# $$ begin</text:span></text:p>
      <text:p text:style-name="P1"><text:span text:style-name="T4">students$# if new.date_of_expiry &gt; current_date then</text:span></text:p>
      <text:p text:style-name="P1"><text:span text:style-name="T4">students$# update debit_card set status = 'Active' where id=new.id;</text:span></text:p>
      <text:p text:style-name="P1"><text:span text:style-name="T4">students$# elsif new.date_of_expiry &lt;= current_date then</text:span></text:p>
      <text:p text:style-name="P1"><text:span text:style-name="T4">students$# update debit_card set status = 'Inactive' where id=new.id;</text:span></text:p>
      <text:p text:style-name="P1"><text:span text:style-name="T4">students$# end if; return new;</text:span></text:p>
      <text:p text:style-name="P1"><text:span text:style-name="T4">students$# <text:s/>end;</text:span></text:p>
      <text:p text:style-name="P1"><text:span text:style-name="T4">students$# <text:s/>$$ language plpgsql;</text:span></text:p>
      <text:p text:style-name="P1"><text:span text:style-name="T4">CREATE FUNCTION</text:span></text:p>
      <text:p text:style-name="P1"><text:span text:style-name="T4"/></text:p>
      <text:p text:style-name="P1"><text:span text:style-name="T4">students=# create trigger update_trigger after insert on debit_card for each row execute function status_update();</text:span></text:p>
      <text:p text:style-name="P1"><text:span text:style-name="T4">CREATE TRIGGER</text:span></text:p>
      <text:p text:style-name="P1"><text:span text:style-name="T4">students=# insert into debit_card values(4508935,'sbi8093','2024-10-01');</text:span></text:p>
      <text:p text:style-name="P1"><text:span text:style-name="T4">INSERT 0 1</text:span></text:p>
      <text:p text:style-name="P1"><text:span text:style-name="T4">students=# insert into debit_card values(4507032,'sbi7098','2022-01-01');</text:span></text:p>
      <text:p text:style-name="P1"><text:span text:style-name="T4">INSERT 0 1</text:span></text:p>
      <text:p text:style-name="P1"><text:span text:style-name="T4">students=# select*from debit_card;</text:span></text:p>
      <text:p text:style-name="P1"><text:span text:style-name="T4"><text:s text:c="3"/>id <text:s text:c="3"/>| <text:s/>token <text:s/>| date_of_expiry | <text:s/>status <text:s/></text:span></text:p>
      <text:p text:style-name="P1"><text:span text:style-name="T4">---------+---------+----------------+----------</text:span></text:p>
      <text:p text:style-name="P1"><text:span text:style-name="T4"><text:s/>3076452 | ab3076 <text:s/>| 2022-10-20 <text:s text:c="4"/>| Active</text:span></text:p>
      <text:p text:style-name="P1"><text:span text:style-name="T4"><text:s/>3076421 | ab3045 <text:s/>| 2022-06-10 <text:s text:c="4"/>| Inactive</text:span></text:p>
      <text:p text:style-name="P1"><text:span text:style-name="T4"><text:s/>4508935 | sbi8093 | 2024-10-01 <text:s text:c="4"/>| Active</text:span></text:p>
      <text:p text:style-name="P1"><text:span text:style-name="T4"><text:s/>4507032 | sbi7098 | 2022-01-01 <text:s text:c="4"/>| Inactive</text:span></text:p>
      <text:p text:style-name="P1"><text:span text:style-name="T4">(4 rows)</text:span></text:p>
      <text:p text:style-name="P1"><text:span text:style-name="T4"/></text:p>
      <text:p text:style-name="P11"><text:span text:style-name="T8"/></text:p>
      <text:p text:style-name="P5"><text:span text:style-name="T12">3.</text:span><text:span text:style-name="T11">Maintain the history for all updates or deletion of debit cards in a separate table "DebitCardHistory" having a new column CapturedDate which should get updated with current date and time automatically</text:span></text:p>
      <text:p text:style-name="P11"><text:span text:style-name="T9">update function:</text:span><text:span text:style-name="T8"><text:line-break/></text:span><text:span text:style-name="T6">students=# create function update_history() returns trigger as $$</text:span></text:p>
      <text:p text:style-name="P5">students$# begin</text:p>
      <text:p text:style-name="P6">students$# insert into debit_card_history(id,token,date_of_expiry,status,<text:span text:style-name="T13">message,</text:span>captured_date) values(old.id,old.token,old.date_of_expiry,old.status,'updated',current_timestamp<text:span text:style-name="T13">);</text:span></text:p>
      <text:p text:style-name="P5">students$# return new;</text:p>
      <text:p text:style-name="P5">students$# end; $$ language plpgsql;</text:p>
      <text:p text:style-name="P5">CREATE FUNCTION</text:p>
      <text:p text:style-name="P5"/>
      <text:p text:style-name="P5">students=# create trigger update_history_trigger after update on debit_card for each row execute function update_history();</text:p>
      <text:p text:style-name="P5">CREATE TRIGGER</text:p>
      <text:p text:style-name="P5"/>
      <text:p text:style-name="P5"/>
      <text:p text:style-name="P5"><text:soft-page-break/>students=# update debit_card set token='sbi8095' where id=4508935;</text:p>
      <text:p text:style-name="P5">UPDATE 1</text:p>
      <text:p text:style-name="P10">Delete function</text:p>
      <text:p text:style-name="P5">students=# create function delete_history() returns trigger as $$</text:p>
      <text:p text:style-name="P5">begin</text:p>
      <text:p text:style-name="P5">insert into debit_card_history(id,token,date_of_expiry,status,<text:span text:style-name="T13">message,</text:span>captured_date) values(old.id,old.token,old.date_of_expiry,old.status,'deleted'<text:span text:style-name="T13">,</text:span>current_timestamp);</text:p>
      <text:p text:style-name="P5">return new;</text:p>
      <text:p text:style-name="P5">end; $$ language plpgsql;</text:p>
      <text:p text:style-name="P5">CREATE FUNCTION</text:p>
      <text:p text:style-name="P5"/>
      <text:p text:style-name="P5">students=# create trigger delete_history_trigger after delete on debit_card for each row execute function delete_history();</text:p>
      <text:p text:style-name="P5">CREATE TRIGGER</text:p>
      <text:p text:style-name="P5"/>
      <text:p text:style-name="P5">students=# delete from debit_card where id='4508935';</text:p>
      <text:p text:style-name="P5">DELETE 1</text:p>
      <text:p text:style-name="P5">students=# select*from debit_card;</text:p>
      <text:p text:style-name="P5"><text:s text:c="3"/>id <text:s text:c="3"/>| <text:s/>token <text:s/>| date_of_expiry | <text:s/>status <text:s/></text:p>
      <text:p text:style-name="P5">---------+---------+----------------+----------</text:p>
      <text:p text:style-name="P5"><text:s/>3076452 | ab3076 <text:s/>| 2022-10-20 <text:s text:c="4"/>| Active</text:p>
      <text:p text:style-name="P5"><text:s/>3076421 | ab3045 <text:s/>| 2022-06-10 <text:s text:c="4"/>| Inactive</text:p>
      <text:p text:style-name="P5"><text:s/>4507032 | sbi7098 | 2022-01-01 <text:s text:c="4"/>| Inactive</text:p>
      <text:p text:style-name="P5">(3 rows)</text:p>
      <text:p text:style-name="P5"/>
      <text:p text:style-name="P5">students=# select*from debit_card_history;</text:p>
      <text:p text:style-name="P5"><text:s text:c="3"/>id <text:s text:c="3"/>| <text:s/>token <text:s/>| date_of_expiry | status | message | <text:s text:c="9"/>captured_date <text:s text:c="10"/></text:p>
      <text:p text:style-name="P5">---------+---------+----------------+--------+---------+----------------------------------</text:p>
      <text:p text:style-name="P6"><text:s/>4508935 | sbi8093 | 2024-10-01 <text:s text:c="4"/>| Active | updated | 2022-08-22 12:14:37.319918+05:30</text:p>
      <text:p text:style-name="P6"><text:s/>4508935 | sbi8095 | 2024-10-01 <text:s text:c="4"/>| Active | deleted | 2022-08-22 12:15:29.280481+05:30</text:p>
      <text:p text:style-name="P5">(2 rows)</text:p>
      <text:p text:style-name="P5"/>
      <text:p text:style-name="P5">postgres=# select*from debit_card_history;</text:p>
      <text:p text:style-name="P5"><text:s text:c="3"/>id <text:s text:c="3"/>| token <text:s/>| date_of_expiry | <text:s/>status <text:s/>| <text:s text:c="9"/>captured_date <text:s text:c="10"/></text:p>
      <text:p text:style-name="P5">---------+--------+----------------+----------+----------------------------------</text:p>
      <text:p text:style-name="P5"><text:s/>4578326 | AB1063 | 2022-06-21 <text:s text:c="4"/>| INACTIVE | 2022-08-22 12:14:37.319918+05:30</text:p>
      <text:p text:style-name="P5"><text:s/>3456746 | AB2010 | 2022-07-15 <text:s text:c="4"/>| Inactive | 2022-08-22 12:15:29.280481+05:30</text:p>
      <text:p text:style-name="P5">(2 rows)</text:p>
      <text:p text:style-name="P5"/>
      <text:p text:style-name="P5"/>
      <text:p text:style-name="P5"/>
      <text:p text:style-name="P4"><text:span text:style-name="T3">4.</text:span><text:span text:style-name="T2">Add a trigger to verify the token. Convert the incoming token in upper case before saving it to table</text:span></text:p>
      <text:p text:style-name="P4"><text:span text:style-name="T2"/></text:p>
      <text:p text:style-name="P4"><text:span text:style-name="T4">students=# create or replace function upper_token() returns trigger as $$</text:span></text:p>
      <text:p text:style-name="P7"><text:span text:style-name="T1">students$# begin</text:span></text:p>
      <text:p text:style-name="P7"><text:span text:style-name="T1">students$# if new.token&lt;&gt;upper(new.token) then new.token=upper(new.token);</text:span></text:p>
      <text:p text:style-name="P7"><text:span text:style-name="T1">students$# end if;</text:span></text:p>
      <text:p text:style-name="P7"><text:span text:style-name="T1">students$# return new;</text:span></text:p>
      <text:p text:style-name="P7"><text:span text:style-name="T1">students$# end; $$ language plpgsql;</text:span></text:p>
      <text:p text:style-name="P7"><text:span text:style-name="T1">CREATE FUNCTION</text:span></text:p>
      <text:p text:style-name="P7"><text:span text:style-name="T1"/></text:p>
      <text:p text:style-name="P7"><text:span text:style-name="T1">students=# create trigger upp_name_trigg before insert on debit_card for each row execute function upper_token();</text:span></text:p>
      <text:p text:style-name="P7"><text:span text:style-name="T1">CREATE TRIGGER</text:span></text:p>
      <text:p text:style-name="P4"><text:span text:style-name="T2"/></text:p>
      <text:p text:style-name="P7"><text:soft-page-break/><text:span text:style-name="T1">students=# insert into debit_card values(5908765,'un3078','2020-01-01'),(5908800,'un4063','2022-10-01');</text:span></text:p>
      <text:p text:style-name="P7"><text:span text:style-name="T1">INSERT 0 2</text:span></text:p>
      <text:p text:style-name="P7"><text:span text:style-name="T1"/></text:p>
      <text:p text:style-name="P7"><text:span text:style-name="T1"/></text:p>
      <text:p text:style-name="P7"><text:span text:style-name="T1">students=# select*from debit_card;</text:span></text:p>
      <text:p text:style-name="P7"><text:span text:style-name="T1"><text:s text:c="3"/>id <text:s text:c="3"/>| <text:s/>token <text:s/>| date_of_expiry | <text:s/>status <text:s/></text:span></text:p>
      <text:p text:style-name="P7"><text:span text:style-name="T1">---------+---------+----------------+----------</text:span></text:p>
      <text:p text:style-name="P7"><text:span text:style-name="T1"><text:s/>3076452 | ab3076 <text:s/>| 2022-10-20 <text:s text:c="4"/>| Active</text:span></text:p>
      <text:p text:style-name="P7"><text:span text:style-name="T1"><text:s/>3076421 | ab3045 <text:s/>| 2022-06-10 <text:s text:c="4"/>| Inactive</text:span></text:p>
      <text:p text:style-name="P7"><text:span text:style-name="T1"><text:s/>4507032 | sbi7098 | 2022-01-01 <text:s text:c="4"/>| Inactive</text:span></text:p>
      <text:p text:style-name="P7"><text:span text:style-name="T1"><text:s/>5908765 | UN3078 <text:s/>| 2020-01-01 <text:s text:c="4"/>| Inactive</text:span></text:p>
      <text:p text:style-name="P7"><text:span text:style-name="T1"><text:s/>5908800 | UN4063 <text:s/>| 2022-10-01 <text:s text:c="4"/>| Active</text:span></text:p>
      <text:p text:style-name="P7"><text:span text:style-name="T1">(5 rows)</text:span></text:p>
      <text:p text:style-name="P7"><text:span text:style-name="T1"/></text:p>
      <text:p text:style-name="P7"><text:span text:style-name="T1">students=# select*from debit_card_history;</text:span></text:p>
      <text:p text:style-name="P7"><text:span text:style-name="T1"><text:s text:c="3"/>id <text:s text:c="3"/>| <text:s/>token <text:s/>| date_of_expiry | status | message | <text:s text:c="9"/>captured_date <text:s text:c="10"/></text:span></text:p>
      <text:p text:style-name="P7"><text:span text:style-name="T1">---------+---------+----------------+--------+---------+----------------------------------</text:span></text:p>
      <text:p text:style-name="P8"><text:span text:style-name="T1"><text:s/>4508935 | sbi8093 | 2024-10-01 <text:s text:c="4"/>| Active | updated | 2022-08-22 12:14:37.319918+05:30</text:span></text:p>
      <text:p text:style-name="P8"><text:span text:style-name="T1"><text:s/>4508935 | sbi8095 | 2024-10-01 <text:s text:c="4"/>| Active | deleted | 2022-08-22 12:15:29.280481+05:30</text:span></text:p>
      <text:p text:style-name="P8"><text:span text:style-name="T1"><text:s/>5908765 | UN3078 <text:s/>| 2020-01-01 <text:s text:c="4"/>| Inactive | updated | 2022-08-22 14:46:24.974021+05:30</text:span></text:p>
      <text:p text:style-name="P8"><text:span text:style-name="T1"><text:s/>5908800 | UN4063 <text:s/>| 2022-10-01 <text:s text:c="4"/>| <text:s/>Active | updated | 2022-08-22 14:47:59.213523+05:30</text:span></text:p>
      <text:p text:style-name="P7"><text:span text:style-name="T1">(4 rows)</text:span></text:p>
      <text:p text:style-name="P4"><text:line-break/><text:span text:style-name="T14">5.</text:span><text:span text:style-name="T2">Trigger to save complete data of current table to another history table before apply truncate</text:span></text:p>
      <text:p text:style-name="P4"><text:span text:style-name="T2"/></text:p>
      <text:p text:style-name="P4"><text:span text:style-name="T2"/></text:p>
      <text:p text:style-name="P7"><text:span text:style-name="T1">students=# create Or replace function trunc_debit() returns trigger language plpgsql as $$</text:span></text:p>
      <text:p text:style-name="P7"><text:span text:style-name="T1">students$# begin</text:span></text:p>
      <text:p text:style-name="P7"><text:span text:style-name="T1">students$# create table new_history_table as table debit_card;return new;</text:span></text:p>
      <text:p text:style-name="P7"><text:span text:style-name="T1">students$# end $$;</text:span></text:p>
      <text:p text:style-name="P7"><text:span text:style-name="T1">CREATE FUNCTION</text:span></text:p>
      <text:p text:style-name="P7"><text:span text:style-name="T1"/></text:p>
      <text:p text:style-name="P7"><text:span text:style-name="T1">students=# create trigger new_debit_table before truncate on debit_card for each statement execute procedure trunc_debit();</text:span></text:p>
      <text:p text:style-name="P7"><text:span text:style-name="T1">CREATE TRIGGER</text:span></text:p>
      <text:p text:style-name="P4"><text:span text:style-name="T2"/></text:p>
      <text:p text:style-name="P7"><text:span text:style-name="T1">students=# truncate debit_card;</text:span></text:p>
      <text:p text:style-name="P7"><text:span text:style-name="T1">TRUNCATE TABLE</text:span></text:p>
      <text:p text:style-name="P7"><text:span text:style-name="T1">students=# select*from new_history_table;</text:span></text:p>
      <text:p text:style-name="P7"><text:span text:style-name="T1"><text:s text:c="3"/>id <text:s text:c="3"/>| <text:s/>token <text:s/>| date_of_expiry | <text:s/>status <text:s/></text:span></text:p>
      <text:p text:style-name="P7"><text:span text:style-name="T1">---------+---------+----------------+----------</text:span></text:p>
      <text:p text:style-name="P7"><text:span text:style-name="T1"><text:s/>3076452 | ab3076 <text:s/>| 2022-10-20 <text:s text:c="4"/>| Active</text:span></text:p>
      <text:p text:style-name="P7"><text:span text:style-name="T1"><text:s/>3076421 | ab3045 <text:s/>| 2022-06-10 <text:s text:c="4"/>| Inactive</text:span></text:p>
      <text:p text:style-name="P7"><text:span text:style-name="T1"><text:s/>4507032 | sbi7098 | 2022-01-01 <text:s text:c="4"/>| Inactive</text:span></text:p>
      <text:p text:style-name="P7"><text:span text:style-name="T1"><text:s/>5908765 | UN3078 <text:s/>| 2020-01-01 <text:s text:c="4"/>| Inactive</text:span></text:p>
      <text:p text:style-name="P7"><text:span text:style-name="T1"><text:s/>5908800 | UN4063 <text:s/>| 2022-10-01 <text:s text:c="4"/>| Active</text:span></text:p>
      <text:p text:style-name="P7"><text:span text:style-name="T1">(5 rows)</text:span></text:p>
      <text:p text:style-name="P4"><text:span text:style-name="T2"/></text:p>
      <text:p text:style-name="P12"><text:span text:style-name="T6"><text:line-break/></text:span><text:span text:style-name="T7">6.</text:span><text:span text:style-name="T10">Write a query to drop a trigger</text:span></text:p>
      <text:p text:style-name="P12"><text:span text:style-name="T10"/></text:p>
      <text:p text:style-name="P2"><text:span text:style-name="T5">students=# drop trigger upp_name_trigg on debit_card;</text:span></text:p>
      <text:p text:style-name="P2"><text:span text:style-name="T5">DROP TRIGG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2T09:50:43.601226481</meta:creation-date>
    <dc:date>2022-08-22T15:55:22.036224716</dc:date>
    <meta:editing-duration>PT40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122" meta:word-count="775" meta:character-count="6311" meta:non-whitespace-character-count="5408"/>
  </office:meta>
</office:document-meta>
</file>